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EtapasDesenvolvimentoCustos" style:family="table">
      <style:table-properties style:width="17.013cm" fo:margin-left="0cm" table:align="left"/>
    </style:style>
    <style:style style:name="EtapasDesenvolvimentoCustos.A" style:family="table-column">
      <style:table-column-properties style:column-width="7.447cm"/>
    </style:style>
    <style:style style:name="EtapasDesenvolvimentoCustos.B" style:family="table-column">
      <style:table-column-properties style:column-width="5.302cm"/>
    </style:style>
    <style:style style:name="EtapasDesenvolvimentoCustos.C" style:family="table-column">
      <style:table-column-properties style:column-width="4.263cm"/>
    </style:style>
    <style:style style:name="EtapasDesenvolvimentoCustos.A1" style:family="table-cell">
      <style:table-cell-properties fo:padding="0.097cm" fo:border-left="0.5pt solid #000000" fo:border-right="none" fo:border-top="0.5pt solid #000000" fo:border-bottom="0.5pt solid #000000" style:writing-mode="page"/>
    </style:style>
    <style:style style:name="EtapasDesenvolvimentoCustos.C1" style:family="table-cell">
      <style:table-cell-properties fo:padding="0.097cm" fo:border="0.5pt solid #000000" style:writing-mode="page"/>
    </style:style>
    <style:style style:name="EtapasDesenvolvimentoCustos.A2" style:family="table-cell">
      <style:table-cell-properties fo:padding="0.097cm" fo:border-left="0.5pt solid #000000" fo:border-right="none" fo:border-top="none" fo:border-bottom="0.5pt solid #000000" style:writing-mode="page"/>
    </style:style>
    <style:style style:name="EtapasDesenvolvimentoCustos.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master-page-name="">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ext-properties style:font-name="Calibri" officeooo:rsid="0010ddc1" officeooo:paragraph-rsid="001285da"/>
    </style:style>
    <style:style style:name="P2"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officeooo:rsid="00133e91" officeooo:paragraph-rsid="0020c9f2"/>
    </style:style>
    <style:style style:name="P3"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officeooo:rsid="0015424b" officeooo:paragraph-rsid="0020c9f2"/>
    </style:style>
    <style:style style:name="P4" style:family="paragraph" style:parent-style-name="Standard">
      <loext:graphic-properties draw:fill-gradient-name="gradient" draw:fill-hatch-name="hatch"/>
      <style:paragraph-properties fo:margin-top="0.101cm" fo:margin-bottom="0.101cm" style:contextual-spacing="false" fo:line-height="150%" fo:text-align="justify" style:justify-single-word="false"/>
      <style:text-properties style:font-name="Calibri" fo:font-weight="bold" officeooo:rsid="001d317d" officeooo:paragraph-rsid="001d317d" style:font-weight-asian="bold" style:font-weight-complex="bold"/>
    </style:style>
    <style:style style:name="P5" style:family="paragraph" style:parent-style-name="Standard">
      <loext:graphic-properties draw:fill-gradient-name="gradient" draw:fill-hatch-name="hatch"/>
      <style:paragraph-properties fo:margin-top="0.101cm" fo:margin-bottom="0.101cm" style:contextual-spacing="false" fo:line-height="150%" fo:text-align="justify" style:justify-single-word="false"/>
      <style:text-properties style:font-name="Calibri" fo:font-weight="bold" officeooo:rsid="002312fb" officeooo:paragraph-rsid="002312fb" style:font-weight-asian="bold" style:font-weight-complex="bold"/>
    </style:style>
    <style:style style:name="P6" style:family="paragraph" style:parent-style-name="Standard">
      <loext:graphic-properties draw:fill-gradient-name="gradient" draw:fill-hatch-name="hatch"/>
      <style:paragraph-properties fo:margin-top="0.101cm" fo:margin-bottom="0.101cm" style:contextual-spacing="false" fo:line-height="150%" fo:text-align="justify" style:justify-single-word="false"/>
      <style:text-properties style:font-name="Calibri" fo:font-weight="bold" officeooo:rsid="002312fb" officeooo:paragraph-rsid="00258660" style:font-weight-asian="bold" style:font-weight-complex="bold"/>
    </style:style>
    <style:style style:name="P7"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officeooo:paragraph-rsid="001d317d"/>
    </style:style>
    <style:style style:name="P8"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312fb" officeooo:paragraph-rsid="002312fb" style:font-weight-asian="normal" style:font-weight-complex="normal"/>
    </style:style>
    <style:style style:name="P9"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312fb" officeooo:paragraph-rsid="00258660" style:font-weight-asian="normal" style:font-weight-complex="normal"/>
    </style:style>
    <style:style style:name="P10"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4ecc5" officeooo:paragraph-rsid="0024ecc5" style:font-weight-asian="normal" style:font-weight-complex="normal"/>
    </style:style>
    <style:style style:name="P11"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58660" officeooo:paragraph-rsid="00258660" style:font-weight-asian="normal" style:font-weight-complex="normal"/>
    </style:style>
    <style:style style:name="P12"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officeooo:rsid="001285da" officeooo:paragraph-rsid="001285da"/>
    </style:style>
    <style:style style:name="P13" style:family="paragraph" style:parent-style-name="Standard" style:list-style-name="L1">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officeooo:rsid="001d317d" officeooo:paragraph-rsid="001d317d"/>
    </style:style>
    <style:style style:name="P14" style:family="paragraph" style:parent-style-name="Standard" style:list-style-name="L1">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officeooo:paragraph-rsid="001d317d"/>
    </style:style>
    <style:style style:name="P15" style:family="paragraph" style:parent-style-name="Standard" style:list-style-name="L2">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officeooo:paragraph-rsid="00229fb2"/>
    </style:style>
    <style:style style:name="P16" style:family="paragraph" style:parent-style-name="Standard" style:list-style-name="L3" style:master-page-name="">
      <loext:graphic-properties draw:fill="none" draw:fill-gradient-name="gradient" draw:fill-hatch-name="hatch"/>
      <style:paragraph-properties fo:margin-left="2.101cm" fo:margin-right="0cm" fo:margin-top="0.101cm" fo:margin-bottom="0.101cm" style:contextual-spacing="false" fo:line-height="150%" fo:text-align="justify" style:justify-single-word="false" fo:text-indent="-0.6cm" style:auto-text-indent="false" style:page-number="auto" fo:background-color="transparent"/>
      <style:text-properties style:font-name="Calibri" officeooo:paragraph-rsid="00214fcd"/>
    </style:style>
    <style:style style:name="P17" style:family="paragraph" style:parent-style-name="Standard" style:list-style-name="L3">
      <loext:graphic-properties draw:fill="none" draw:fill-gradient-name="gradient" draw:fill-hatch-name="hatch"/>
      <style:paragraph-properties fo:margin-left="2.101cm" fo:margin-right="0cm" fo:margin-top="0.101cm" fo:margin-bottom="0.101cm" style:contextual-spacing="false" fo:line-height="150%" fo:text-align="justify" style:justify-single-word="false" fo:text-indent="-0.6cm" style:auto-text-indent="false" fo:background-color="transparent"/>
      <style:text-properties style:font-name="Calibri" officeooo:paragraph-rsid="00214fcd"/>
    </style:style>
    <style:style style:name="P18" style:family="paragraph" style:parent-style-name="Standard" style:list-style-name="L2">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officeooo:rsid="0020c9f2" officeooo:paragraph-rsid="00214fcd"/>
    </style:style>
    <style:style style:name="P19" style:family="paragraph" style:parent-style-name="Standard">
      <loext:graphic-properties draw:fill-gradient-name="gradient" draw:fill-hatch-name="hatch"/>
      <style:paragraph-properties fo:margin-top="0.101cm" fo:margin-bottom="0.101cm" style:contextual-spacing="false" fo:line-height="150%" fo:text-align="justify" style:justify-single-word="false"/>
      <style:text-properties style:font-name="Calibri" fo:font-weight="bold" officeooo:rsid="001857df" officeooo:paragraph-rsid="001857df" style:font-weight-asian="bold" style:font-weight-complex="bold"/>
    </style:style>
    <style:style style:name="P20" style:family="paragraph" style:parent-style-name="Standard">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bold" officeooo:rsid="002c035a" officeooo:paragraph-rsid="002c035a" style:font-weight-asian="bold" style:font-weight-complex="bold"/>
    </style:style>
    <style:style style:name="P21" style:family="paragraph" style:parent-style-name="Standard">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bold" officeooo:rsid="0040785c" officeooo:paragraph-rsid="0040785c" style:font-weight-asian="bold" style:font-weight-complex="bold"/>
    </style:style>
    <style:style style:name="P22"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fo:background-color="transparent"/>
      <style:text-properties style:font-name="Calibri" fo:font-weight="bold" officeooo:rsid="0040785c" officeooo:paragraph-rsid="004a3c7c" style:font-weight-asian="bold" style:font-weight-complex="bold"/>
    </style:style>
    <style:style style:name="P23" style:family="paragraph" style:parent-style-name="Standard" style:master-page-name="">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page-number="auto" fo:background-color="transparent"/>
      <style:text-properties style:font-name="Calibri" fo:font-weight="bold" officeooo:rsid="0042758b" officeooo:paragraph-rsid="0042758b" style:font-weight-asian="bold" style:font-weight-complex="bold"/>
    </style:style>
    <style:style style:name="P24" style:family="paragraph" style:parent-style-name="Standard" style:master-page-name="">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page-number="auto" fo:background-color="transparent"/>
      <style:text-properties style:font-name="Calibri" fo:font-weight="bold" officeooo:rsid="0042758b" officeooo:paragraph-rsid="0042758b" style:font-weight-asian="bold" style:font-weight-complex="bold"/>
    </style:style>
    <style:style style:name="P25"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fo:background-color="transparent"/>
      <style:text-properties style:font-name="Calibri" fo:font-weight="bold" officeooo:rsid="00502617" officeooo:paragraph-rsid="00502617" style:font-weight-asian="bold" style:font-weight-complex="bold"/>
    </style:style>
    <style:style style:name="P26"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fo:background-color="transparent"/>
      <style:text-properties style:font-name="Calibri" fo:font-weight="bold" officeooo:rsid="004d04e5" officeooo:paragraph-rsid="004d04e5" style:font-weight-asian="bold" style:font-weight-complex="bold"/>
    </style:style>
    <style:style style:name="P27" style:family="paragraph" style:parent-style-name="Standard">
      <loext:graphic-properties draw:fill-gradient-name="gradient" draw:fill-hatch-name="hatch"/>
      <style:paragraph-properties fo:margin-top="0.101cm" fo:margin-bottom="0.101cm" style:contextual-spacing="false" fo:line-height="150%" fo:text-align="justify" style:justify-single-word="false"/>
      <style:text-properties style:font-name="Calibri" fo:font-weight="bold" officeooo:rsid="00577c0a" officeooo:paragraph-rsid="00577c0a" style:font-weight-asian="bold" style:font-weight-complex="bold"/>
    </style:style>
    <style:style style:name="P28" style:family="paragraph" style:parent-style-name="Standard" style:list-style-name="L4">
      <loext:graphic-properties draw:fill-gradient-name="gradient" draw:fill-hatch-name="hatch"/>
      <style:paragraph-properties fo:margin-top="0.101cm" fo:margin-bottom="0.101cm" style:contextual-spacing="false" fo:line-height="150%" fo:text-align="justify" style:justify-single-word="false"/>
      <style:text-properties style:font-name="Calibri" officeooo:rsid="001857df" officeooo:paragraph-rsid="001857df"/>
    </style:style>
    <style:style style:name="P29" style:family="paragraph" style:parent-style-name="Standard" style:list-style-name="L5">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4ecc5" officeooo:paragraph-rsid="0024ecc5" style:font-weight-asian="normal" style:font-weight-complex="normal"/>
    </style:style>
    <style:style style:name="P30" style:family="paragraph" style:parent-style-name="Standard" style:list-style-name="L6">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58660" officeooo:paragraph-rsid="00258660" style:font-weight-asian="normal" style:font-weight-complex="normal"/>
    </style:style>
    <style:style style:name="P31"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ac191" officeooo:paragraph-rsid="0026e4dc" style:font-weight-asian="normal" style:font-weight-complex="normal"/>
    </style:style>
    <style:style style:name="P32" style:family="paragraph" style:parent-style-name="Standard" style:list-style-name="L6">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ac191" officeooo:paragraph-rsid="002ac191" style:font-weight-asian="normal" style:font-weight-complex="normal"/>
    </style:style>
    <style:style style:name="P33" style:family="paragraph" style:parent-style-name="Standard" style:list-style-name="L7">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ac191" officeooo:paragraph-rsid="002ac191" style:font-weight-asian="normal" style:font-weight-complex="normal"/>
    </style:style>
    <style:style style:name="P34" style:family="paragraph" style:parent-style-name="Standard" style:list-style-name="L9">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ac191" officeooo:paragraph-rsid="00451e6d" style:font-weight-asian="normal" style:font-weight-complex="normal"/>
    </style:style>
    <style:style style:name="P35" style:family="paragraph" style:parent-style-name="Standard" style:list-style-name="L6">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6e4dc" officeooo:paragraph-rsid="0026e4dc" style:font-weight-asian="normal" style:font-weight-complex="normal"/>
    </style:style>
    <style:style style:name="P36" style:family="paragraph" style:parent-style-name="Standard" style:list-style-name="L7">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ae3a8" officeooo:paragraph-rsid="002ae3a8" style:font-weight-asian="normal" style:font-weight-complex="normal"/>
    </style:style>
    <style:style style:name="P37" style:family="paragraph" style:parent-style-name="Standard" style:list-style-name="L9">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ae3a8" officeooo:paragraph-rsid="00451e6d" style:font-weight-asian="normal" style:font-weight-complex="normal"/>
    </style:style>
    <style:style style:name="P38" style:family="paragraph" style:parent-style-name="Standard" style:list-style-name="L7">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bceeb" officeooo:paragraph-rsid="002bceeb" style:font-weight-asian="normal" style:font-weight-complex="normal"/>
    </style:style>
    <style:style style:name="P39" style:family="paragraph" style:parent-style-name="Standard" style:list-style-name="L7">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2c035a" officeooo:paragraph-rsid="002c035a" style:font-weight-asian="normal" style:font-weight-complex="normal"/>
    </style:style>
    <style:style style:name="P40"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c035a" officeooo:paragraph-rsid="002c035a" style:font-weight-asian="normal" style:font-weight-complex="normal"/>
    </style:style>
    <style:style style:name="P41" style:family="paragraph" style:parent-style-name="Standard" style:master-page-name="">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ext-properties style:font-name="Calibri" fo:font-weight="normal" officeooo:rsid="002e75d3" officeooo:paragraph-rsid="002e75d3" style:font-weight-asian="normal" style:font-weight-complex="normal"/>
    </style:style>
    <style:style style:name="P42"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e75d3" officeooo:paragraph-rsid="002e75d3" style:font-weight-asian="normal" style:font-weight-complex="normal"/>
    </style:style>
    <style:style style:name="P43"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30b48c" officeooo:paragraph-rsid="0030b48c" style:font-weight-asian="normal" style:font-weight-complex="normal"/>
    </style:style>
    <style:style style:name="P44"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3892bb" officeooo:paragraph-rsid="003892bb" style:font-weight-asian="normal" style:font-weight-complex="normal"/>
    </style:style>
    <style:style style:name="P45"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3b59de" officeooo:paragraph-rsid="003b59de" style:font-weight-asian="normal" style:font-weight-complex="normal"/>
    </style:style>
    <style:style style:name="P46"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3cd303" officeooo:paragraph-rsid="003cd303" style:font-weight-asian="normal" style:font-weight-complex="normal"/>
    </style:style>
    <style:style style:name="P47"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2312fb" officeooo:paragraph-rsid="0040eeb5" style:font-weight-asian="normal" style:font-weight-complex="normal"/>
    </style:style>
    <style:style style:name="P48"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44f8d" officeooo:paragraph-rsid="00444f8d" style:font-weight-asian="normal" style:font-weight-complex="normal"/>
    </style:style>
    <style:style style:name="P49" style:family="paragraph" style:parent-style-name="Standard" style:list-style-name="L8">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444f8d" officeooo:paragraph-rsid="00444f8d" style:font-weight-asian="normal" style:font-weight-complex="normal"/>
    </style:style>
    <style:style style:name="P50"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51e6d" officeooo:paragraph-rsid="00451e6d" style:font-weight-asian="normal" style:font-weight-complex="normal"/>
    </style:style>
    <style:style style:name="P51" style:family="paragraph" style:parent-style-name="Standard" style:list-style-name="L9">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451e6d" officeooo:paragraph-rsid="004700fa" style:font-weight-asian="normal" style:font-weight-complex="normal"/>
    </style:style>
    <style:style style:name="P52"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51e6d" officeooo:paragraph-rsid="004700fa" style:font-weight-asian="normal" style:font-weight-complex="normal"/>
    </style:style>
    <style:style style:name="P53"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86373" officeooo:paragraph-rsid="00486373" style:font-weight-asian="normal" style:font-weight-complex="normal"/>
    </style:style>
    <style:style style:name="P54"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86373" officeooo:paragraph-rsid="004a7ebd" style:font-weight-asian="normal" style:font-weight-complex="normal"/>
    </style:style>
    <style:style style:name="P55"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a7ebd" officeooo:paragraph-rsid="004a7ebd" style:font-weight-asian="normal" style:font-weight-complex="normal"/>
    </style:style>
    <style:style style:name="P56" style:family="paragraph" style:parent-style-name="Standard">
      <loext:graphic-properties draw:fill="none" draw:fill-gradient-name="gradient" draw:fill-hatch-name="hatch"/>
      <style:paragraph-properties fo:margin-left="0cm" fo:margin-right="0cm" fo:margin-top="0.101cm" fo:margin-bottom="0.101cm" style:contextual-spacing="false" fo:line-height="150%" fo:text-align="justify" style:justify-single-word="false" fo:text-indent="1cm" style:auto-text-indent="false" fo:background-color="transparent"/>
      <style:text-properties style:font-name="Calibri" fo:font-weight="normal" officeooo:rsid="004d04e5" officeooo:paragraph-rsid="004d04e5" style:font-weight-asian="normal" style:font-weight-complex="normal"/>
    </style:style>
    <style:style style:name="P57" style:family="paragraph" style:parent-style-name="Standard" style:list-style-name="L10">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4d04e5" officeooo:paragraph-rsid="004d04e5" style:font-weight-asian="normal" style:font-weight-complex="normal"/>
    </style:style>
    <style:style style:name="P58" style:family="paragraph" style:parent-style-name="Standard" style:list-style-name="L10">
      <loext:graphic-properties draw:fill="none" draw:fill-gradient-name="gradient" draw:fill-hatch-name="hatch"/>
      <style:paragraph-properties fo:margin-top="0.101cm" fo:margin-bottom="0.101cm" style:contextual-spacing="false" fo:line-height="150%" fo:text-align="justify" style:justify-single-word="false" fo:background-color="transparent"/>
      <style:text-properties style:font-name="Calibri" fo:font-weight="normal" officeooo:rsid="004dc6b6" officeooo:paragraph-rsid="004dc6b6" style:font-weight-asian="normal" style:font-weight-complex="normal"/>
    </style:style>
    <style:style style:name="P59" style:family="paragraph" style:parent-style-name="Standard">
      <loext:graphic-properties draw:fill-gradient-name="gradient" draw:fill-hatch-name="hatch"/>
      <style:paragraph-properties fo:margin-top="0.101cm" fo:margin-bottom="0.101cm" style:contextual-spacing="false" fo:line-height="150%" fo:text-align="center" style:justify-single-word="false"/>
      <style:text-properties style:font-name="Calibri" officeooo:rsid="0010ddc1" officeooo:paragraph-rsid="0010ddc1"/>
    </style:style>
    <style:style style:name="P60" style:family="paragraph" style:parent-style-name="Table_20_Contents">
      <style:paragraph-properties fo:text-align="start" style:justify-single-word="false"/>
      <style:text-properties style:font-name="Calibri" officeooo:rsid="00510d5d" officeooo:paragraph-rsid="00510d5d"/>
    </style:style>
    <style:style style:name="P61" style:family="paragraph" style:parent-style-name="Table_20_Contents">
      <style:paragraph-properties fo:text-align="center" style:justify-single-word="false"/>
      <style:text-properties style:font-name="Calibri" officeooo:rsid="00510d5d" officeooo:paragraph-rsid="00510d5d"/>
    </style:style>
    <style:style style:name="P62" style:family="paragraph" style:parent-style-name="Table_20_Contents">
      <style:paragraph-properties fo:text-align="center" style:justify-single-word="false"/>
      <style:text-properties style:font-name="Calibri" fo:font-weight="bold" officeooo:rsid="00510d5d" officeooo:paragraph-rsid="00510d5d" style:font-weight-asian="bold" style:font-weight-complex="bold"/>
    </style:style>
    <style:style style:name="P63" style:family="paragraph" style:parent-style-name="Table_20_Contents">
      <style:paragraph-properties fo:text-align="start" style:justify-single-word="false"/>
      <style:text-properties style:font-name="Calibri" fo:font-weight="bold" officeooo:rsid="0053e831" officeooo:paragraph-rsid="0053e831" style:font-weight-asian="bold" style:font-weight-complex="bold"/>
    </style:style>
    <style:style style:name="P64" style:family="paragraph" style:parent-style-name="Table_20_Contents">
      <style:paragraph-properties fo:text-align="center" style:justify-single-word="false"/>
      <style:text-properties style:font-name="Calibri" fo:font-weight="bold" officeooo:rsid="0053e831" officeooo:paragraph-rsid="0053e831" style:font-weight-asian="bold" style:font-weight-complex="bold"/>
    </style:style>
    <style:style style:name="P65" style:family="paragraph" style:parent-style-name="Table_20_Contents">
      <style:paragraph-properties fo:text-align="center" style:justify-single-word="false"/>
      <style:text-properties style:font-name="Calibri" officeooo:rsid="0052e703" officeooo:paragraph-rsid="0052e703"/>
    </style:style>
    <style:style style:name="T1" style:family="text">
      <style:text-properties fo:font-weight="bold" style:font-weight-asian="bold" style:font-weight-complex="bold"/>
    </style:style>
    <style:style style:name="T2" style:family="text">
      <style:text-properties fo:font-weight="bold" officeooo:rsid="001d317d" style:font-weight-asian="bold" style:font-weight-complex="bold"/>
    </style:style>
    <style:style style:name="T3" style:family="text">
      <style:text-properties fo:font-weight="bold" officeooo:rsid="001285da" style:font-weight-asian="bold" style:font-weight-complex="bold"/>
    </style:style>
    <style:style style:name="T4" style:family="text">
      <style:text-properties fo:font-weight="bold" officeooo:rsid="00133e91" style:font-weight-asian="bold" style:font-weight-complex="bold"/>
    </style:style>
    <style:style style:name="T5" style:family="text">
      <style:text-properties fo:font-weight="bold" officeooo:rsid="001ee50d" style:font-weight-asian="bold" style:font-weight-complex="bold"/>
    </style:style>
    <style:style style:name="T6" style:family="text">
      <style:text-properties fo:font-weight="bold" officeooo:rsid="001f224e" style:font-weight-asian="bold" style:font-weight-complex="bold"/>
    </style:style>
    <style:style style:name="T7" style:family="text">
      <style:text-properties fo:font-weight="bold" officeooo:rsid="00258660" style:font-weight-asian="bold" style:font-weight-complex="bold"/>
    </style:style>
    <style:style style:name="T8" style:family="text">
      <style:text-properties fo:font-weight="bold" officeooo:rsid="002bcf26" style:font-weight-asian="bold" style:font-weight-complex="bold"/>
    </style:style>
    <style:style style:name="T9" style:family="text">
      <style:text-properties fo:font-weight="bold" officeooo:rsid="002e75d3" style:font-weight-asian="bold" style:font-weight-complex="bold"/>
    </style:style>
    <style:style style:name="T10" style:family="text">
      <style:text-properties fo:font-weight="bold" officeooo:rsid="002f2805" style:font-weight-asian="bold" style:font-weight-complex="bold"/>
    </style:style>
    <style:style style:name="T11" style:family="text">
      <style:text-properties fo:font-weight="bold" officeooo:rsid="002cad49" style:font-weight-asian="bold" style:font-weight-complex="bold"/>
    </style:style>
    <style:style style:name="T12" style:family="text">
      <style:text-properties fo:font-weight="bold" officeooo:rsid="0030b48c" style:font-weight-asian="bold" style:font-weight-complex="bold"/>
    </style:style>
    <style:style style:name="T13" style:family="text">
      <style:text-properties fo:font-weight="bold" officeooo:rsid="00313e45" style:font-weight-asian="bold" style:font-weight-complex="bold"/>
    </style:style>
    <style:style style:name="T14" style:family="text">
      <style:text-properties fo:font-weight="bold" officeooo:rsid="003e8630" style:font-weight-asian="bold" style:font-weight-complex="bold"/>
    </style:style>
    <style:style style:name="T15" style:family="text">
      <style:text-properties fo:font-weight="bold" officeooo:rsid="0040eeb5" style:font-weight-asian="bold" style:font-weight-complex="bold"/>
    </style:style>
    <style:style style:name="T16" style:family="text">
      <style:text-properties fo:font-weight="bold" officeooo:rsid="0042758b" style:font-weight-asian="bold" style:font-weight-complex="bold"/>
    </style:style>
    <style:style style:name="T17" style:family="text">
      <style:text-properties fo:font-weight="bold" officeooo:rsid="004700fa" style:font-weight-asian="bold" style:font-weight-complex="bold"/>
    </style:style>
    <style:style style:name="T18" style:family="text">
      <style:text-properties fo:font-weight="bold" officeooo:rsid="004a7ebd" style:font-weight-asian="bold" style:font-weight-complex="bold"/>
    </style:style>
    <style:style style:name="T19" style:family="text">
      <style:text-properties fo:font-weight="bold" officeooo:rsid="004a9fa1" style:font-weight-asian="bold" style:font-weight-complex="bold"/>
    </style:style>
    <style:style style:name="T20" style:family="text">
      <style:text-properties fo:font-weight="bold" officeooo:rsid="004c2a4e" style:font-weight-asian="bold" style:font-weight-complex="bold"/>
    </style:style>
    <style:style style:name="T21" style:family="text">
      <style:text-properties officeooo:rsid="001285da"/>
    </style:style>
    <style:style style:name="T22" style:family="text">
      <style:text-properties officeooo:rsid="00133e91"/>
    </style:style>
    <style:style style:name="T23" style:family="text">
      <style:text-properties officeooo:rsid="0014e382"/>
    </style:style>
    <style:style style:name="T24" style:family="text">
      <style:text-properties officeooo:rsid="0015424b"/>
    </style:style>
    <style:style style:name="T25" style:family="text">
      <style:text-properties officeooo:rsid="0016b842"/>
    </style:style>
    <style:style style:name="T26" style:family="text">
      <style:text-properties officeooo:rsid="001d317d"/>
    </style:style>
    <style:style style:name="T27" style:family="text">
      <style:text-properties officeooo:rsid="0020c9f2"/>
    </style:style>
    <style:style style:name="T28" style:family="text">
      <style:text-properties officeooo:rsid="00214fcd"/>
    </style:style>
    <style:style style:name="T29" style:family="text">
      <style:text-properties officeooo:rsid="00229fb2"/>
    </style:style>
    <style:style style:name="T30" style:family="text">
      <style:text-properties officeooo:rsid="00258660"/>
    </style:style>
    <style:style style:name="T31" style:family="text">
      <style:text-properties officeooo:rsid="0028d573"/>
    </style:style>
    <style:style style:name="T32" style:family="text">
      <style:text-properties officeooo:rsid="002bcf26"/>
    </style:style>
    <style:style style:name="T33" style:family="text">
      <style:text-properties officeooo:rsid="002c035a"/>
    </style:style>
    <style:style style:name="T34" style:family="text">
      <style:text-properties officeooo:rsid="002cad49"/>
    </style:style>
    <style:style style:name="T35" style:family="text">
      <style:text-properties officeooo:rsid="002cf852"/>
    </style:style>
    <style:style style:name="T36" style:family="text">
      <style:text-properties officeooo:rsid="002e75d3"/>
    </style:style>
    <style:style style:name="T37" style:family="text">
      <style:text-properties officeooo:rsid="002f2805"/>
    </style:style>
    <style:style style:name="T38" style:family="text">
      <style:text-properties officeooo:rsid="0030b48c"/>
    </style:style>
    <style:style style:name="T39" style:family="text">
      <style:text-properties officeooo:rsid="00313e45"/>
    </style:style>
    <style:style style:name="T40" style:family="text">
      <style:text-properties officeooo:rsid="0032a973"/>
    </style:style>
    <style:style style:name="T41" style:family="text">
      <style:text-properties officeooo:rsid="003426f4"/>
    </style:style>
    <style:style style:name="T42" style:family="text">
      <style:text-properties officeooo:rsid="0035a346"/>
    </style:style>
    <style:style style:name="T43" style:family="text">
      <style:text-properties officeooo:rsid="00378c9b"/>
    </style:style>
    <style:style style:name="T44" style:family="text">
      <style:text-properties officeooo:rsid="003973be"/>
    </style:style>
    <style:style style:name="T45" style:family="text">
      <style:text-properties officeooo:rsid="003e8630"/>
    </style:style>
    <style:style style:name="T46" style:family="text">
      <style:text-properties officeooo:rsid="003e86c2"/>
    </style:style>
    <style:style style:name="T47" style:family="text">
      <style:text-properties officeooo:rsid="0042758b"/>
    </style:style>
    <style:style style:name="T48" style:family="text">
      <style:text-properties officeooo:rsid="004700fa"/>
    </style:style>
    <style:style style:name="T49" style:family="text">
      <style:text-properties officeooo:rsid="004a3c7c"/>
    </style:style>
    <style:style style:name="T50" style:family="text">
      <style:text-properties officeooo:rsid="004a7ebd"/>
    </style:style>
    <style:style style:name="T51" style:family="text">
      <style:text-properties officeooo:rsid="004a9fa1"/>
    </style:style>
    <style:style style:name="T52" style:family="text">
      <style:text-properties officeooo:rsid="004c2a4e"/>
    </style:style>
    <style:style style:name="T53" style:family="text">
      <style:text-properties officeooo:rsid="004cf46a"/>
    </style:style>
    <style:style style:name="T54" style:family="text">
      <style:text-properties officeooo:rsid="0052e703"/>
    </style:style>
    <style:style style:name="T55" style:family="text">
      <style:text-properties officeooo:rsid="0053e831"/>
    </style:style>
    <style:style style:name="T56" style:family="text">
      <style:text-properties officeooo:rsid="0055cbf6"/>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258660"/>
    </style:style>
    <style:style style:name="T59" style:family="text">
      <style:text-properties style:text-underline-style="solid" style:text-underline-width="auto" style:text-underline-color="font-color" officeooo:rsid="0040785c"/>
    </style:style>
    <style:style style:name="T60" style:family="text">
      <style:text-properties style:text-underline-style="solid" style:text-underline-width="auto" style:text-underline-color="font-color" officeooo:rsid="0040eeb5"/>
    </style:style>
    <style:style style:name="T61" style:family="text">
      <style:text-properties style:text-underline-style="solid" style:text-underline-width="auto" style:text-underline-color="font-color" officeooo:rsid="00402b9c"/>
    </style:style>
    <style:style style:name="T62" style:family="text">
      <style:text-properties style:text-underline-style="solid" style:text-underline-width="auto" style:text-underline-color="font-color" officeooo:rsid="00577c0a"/>
    </style:style>
    <style:style style:name="T63" style:family="text">
      <style:text-properties officeooo:rsid="00577c0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PROJETO NIRVANA</text:span></text:p>
      <text:p text:style-name="P4"><text:span text:style-name="T51">1. INTRODUÇÃO</text:span>:</text:p>
      <text:p text:style-name="P1">Nos últimos meses tivemos a oportunidade de contar com a implantação do <text:span text:style-name="T26">Núcleo Interno de Regulação (</text:span>NIR<text:span text:style-name="T26">)</text:span> nas Upas de Belo Horizonte, <text:span text:style-name="T21">uma experiência já consagrada na gestão de leitos em unidades hospitalares da rede pública.</text:span></text:p>
      <text:p text:style-name="P12">Através do NIR, cada paciente que aguarda vaga hospitalar na UPA tem seus dados tratados diretamente pelo enfermeiro responsável, o que torna o registro mais completo, dando-se relevância a todos os critérios necessários para o melhor direcionamento de cada caso.</text:p>
      <text:p text:style-name="P7"><text:span text:style-name="T21">Entretanto, observamos que o enfermeiro do NIR também precisa dar cabo de muitas outras atividades administrativa</text:span><text:span text:style-name="T22">s</text:span><text:span text:style-name="T21">, tais como:</text:span></text:p>
      <text:list xml:id="list3565390106" text:style-name="L1">
        <text:list-item>
          <text:p text:style-name="P13"><text:span text:style-name="T26">C</text:span>ontagem de pacientes aguardando triagem e atendimento dentro do protocolo de Manchester, sinalizando o tempo de espera para cada cor;</text:p>
        </text:list-item>
        <text:list-item>
          <text:p text:style-name="P14"><text:span text:style-name="T26">Solicitação diária de d</text:span><text:span text:style-name="T21">ietas, </text:span><text:span text:style-name="T26">baseado no número de pacientes internados</text:span><text:span text:style-name="T21">;</text:span></text:p>
        </text:list-item>
        <text:list-item>
          <text:p text:style-name="P14"><text:span text:style-name="T26">R</text:span><text:span text:style-name="T21">ealização de inúmeros contatos telefônicos para solicitação de transportes para a transferência do</text:span><text:span text:style-name="T22">s</text:span><text:span text:style-name="T21"> paciente</text:span><text:span text:style-name="T22">s </text:span><text:span text:style-name="T26">(Transporte Sanitário), com registro manual de protocolos e dos dados de identificação para cada paciente transferido;</text:span></text:p>
        </text:list-item>
        <text:list-item>
          <text:p text:style-name="P14"><text:span text:style-name="T26">Contatos com familiares para que venham acompanhar os pacientes durante o transporte para outras unidades (principalmente à noite, quando não há Serviço Social disponível).</text:span><text:span text:style-name="T21"> </text:span></text:p>
        </text:list-item>
        <text:list-item>
          <text:p text:style-name="P14"><text:span text:style-name="T26">Condução</text:span><text:span text:style-name="T22"> </text:span><text:span text:style-name="T26">d</text:span><text:span text:style-name="T22">o Huddle.</text:span></text:p>
        </text:list-item>
        <text:list-item>
          <text:p text:style-name="P14"><text:span text:style-name="T2">P</text:span><text:span text:style-name="T3">reench</text:span><text:span text:style-name="T4">imento</text:span><text:span text:style-name="T3"> </text:span><text:span text:style-name="T4">de </text:span><text:span text:style-name="T2">diversos dados em </text:span><text:span text:style-name="T4">uma p</text:span><text:span text:style-name="T3">lanilha </text:span><text:span text:style-name="T2">no</text:span><text:span text:style-name="T4"> Excel, relativos à gestão das AIH</text:span><text:span text:style-name="T5">s</text:span><text:span text:style-name="T4"> e </text:span><text:span text:style-name="T2">dos </text:span><text:span text:style-name="T4">transportes </text:span><text:span text:style-name="T6">de pacientes com vaga liberada</text:span><text:span text:style-name="T4">. </text:span><text:span text:style-name="T2">Nesta planilha, os tempos de cada etapa na jornada do paciente (desde </text:span><text:span text:style-name="T6">o cadastro da AIH</text:span><text:span text:style-name="T2"> até a saída da unidade) deve</text:span><text:span text:style-name="T6">m</text:span><text:span text:style-name="T2"> ser mapeados em tempo real, </text:span><text:span text:style-name="T6">para que a </text:span><text:span text:style-name="T3">gerência de urgência </text:span><text:span text:style-name="T6">possa construir indicadores de desempenho e tomar soluções mais assertivas diante dos problemas identificados</text:span><text:span text:style-name="T3">.</text:span></text:p>
        </text:list-item>
      </text:list>
      <text:p text:style-name="P2">Obviamente, <text:span text:style-name="T27">tal</text:span> ferramenta<text:span text:style-name="T27"> </text:span>jamais poderá atender a contento esses objetivos, uma vez que os profissionais do NIR precisam lançar manualmente cada mudança no status de cada internação, o que nunca será feito no tempo real em que as coisas ocorrem, e sim quando há tempo para preencher a planilha. Observamos <text:span text:style-name="T27">ainda</text:span>, exatamente por conta da sobrecarga de t<text:span text:style-name="T27">arefas</text:span> e pelo grande dinamismo das Upas, uma enorme omissão no lançamento destes dados.</text:p>
      <text:p text:style-name="P2">Como resultado, temos uma ferramenta rudimentar, não confiável e que jamais produzirá as <text:soft-page-break/>informações <text:span text:style-name="T27">consistentes</text:span> para o <text:span text:style-name="T27">pronto </text:span>reconhecimento dos principais problemas operacionais <text:span text:style-name="T27">e “gargalos” diariamente presentes n</text:span>as upas. <text:span text:style-name="T27">Com esse modelo, jamais estaremos prontos para a </text:span><text:span text:style-name="T23">adequada gestão dos processos.</text:span></text:p>
      <text:p text:style-name="P3">Ao perceber essa dor, decidi criar uma aplicação simples, intuitiva, leve e moderna, utilizando a melhor tecnologia disponível da atualidade, <text:span text:style-name="T27">capaz</text:span> <text:span text:style-name="T27">de solucionar</text:span> todos os problemas de uma só <text:span text:style-name="T27">vez</text:span>:</text:p>
      <text:list xml:id="list653299021" text:style-name="L2">
        <text:list-item>
          <text:p text:style-name="P18">Lista de maneira inteligente cada registro de paciente com cadastro de AIH:</text:p>
        </text:list-item>
      </text:list>
      <text:list xml:id="list2819411318" text:style-name="L3">
        <text:list-item>
          <text:p text:style-name="P16"><text:span text:style-name="T28">S</text:span><text:span text:style-name="T27">inaliza por cores o tempo de </text:span><text:span text:style-name="T28">permanência na UPA</text:span><text:span text:style-name="T27">;</text:span></text:p>
        </text:list-item>
        <text:list-item>
          <text:p text:style-name="P17"><text:span text:style-name="T28">Informa </text:span><text:span text:style-name="T27">o </text:span><text:span text:style-name="T28">status (aguardando vaga, vaga liberada, transporte solicitado, etc.)</text:span></text:p>
        </text:list-item>
        <text:list-item>
          <text:p text:style-name="P17"><text:span text:style-name="T28">Discrimina o </text:span><text:span text:style-name="T27">tipo de leito, dados de identificação e sinais vitais, </text:span><text:span text:style-name="T28">bem como </text:span><text:span text:style-name="T27">suplementação de O2 </text:span><text:span text:style-name="T28">e outras informações essenciais</text:span><text:span text:style-name="T27">.</text:span></text:p>
        </text:list-item>
      </text:list>
      <text:list xml:id="list234535680381998" text:continue-list="list653299021" text:style-name="L2">
        <text:list-item>
          <text:p text:style-name="P15"><text:span text:style-name="T29">Faz a solicitação do transporte através de uma interface amigável, com geração automática de protocolo, encaminhando à central do Transporte Sanitário </text:span><text:span text:style-name="T30">e aos motoristas destacados para o deslocamento </text:span><text:span text:style-name="T29">todas as informações pertinentes, sem qualquer necessidade de uso do telefone para prestar informações.</text:span></text:p>
        </text:list-item>
        <text:list-item>
          <text:p text:style-name="P15"><text:span text:style-name="T29">G</text:span><text:span text:style-name="T24">era organicamente todas as </text:span><text:span text:style-name="T25">métricas</text:span><text:span text:style-name="T24"> necessárias e em tempo real para a criação de um painel completo de indicadores, </text:span><text:span text:style-name="T29">disponível 24h para os gestores em versões responsivas para Desktop, Tablet e Mobile (celular), habilitado para impressão no formato PDF.</text:span></text:p>
        </text:list-item>
      </text:list>
      <text:p text:style-name="P19"><text:span text:style-name="T51">2. VANTAGENS</text:span>:</text:p>
      <text:list xml:id="list2010993086" text:style-name="L4">
        <text:list-item>
          <text:p text:style-name="P28"><text:span text:style-name="T29">Aplicação criada </text:span>por um médico da PBH que conhece o funcionamento da Central de Leitos, o <text:span text:style-name="T29">sistema </text:span>S<text:span text:style-name="T29">USFACIL 2.0</text:span>, <text:span text:style-name="T29">o funcionamento </text:span>das upas e as atividades do NIR.</text:p>
        </text:list-item>
        <text:list-item>
          <text:p text:style-name="P28">A automação dos processos <text:span text:style-name="T29">permitirá que o enfermeiro do NIR tenha mais tempo para</text:span> executar sua atividade-fim: atualizar as AIHs com informações mais aprimoradas, responder adequadamente as pendências, fazer os contatos telefônicos necessários para obtenção de vagas que atendam melhor as necessidades de cada paciente (e não perder horas solicitando transportes, repassando dados vitais e registrando incontáveis protocolos em diferentes livros e formu<text:span text:style-name="T29">l</text:span>ários).</text:p>
        </text:list-item>
        <text:list-item>
          <text:p text:style-name="P28">Independência de empresas terceirizadas. A aplicação será desenvolvida <text:span text:style-name="T29">por uma equipe interna da PBH, manutenida pela mesma </text:span>e melhorada com total autonomia, sem dependência de licitações, alterações contratuais ou entraves burocráticos.</text:p>
        </text:list-item>
        <text:list-item>
          <text:p text:style-name="P28"><text:soft-page-break/>Possibilidade de integração com o sistema SusFacil 2.0, garantindo <text:span text:style-name="T29">ainda </text:span>maior segurança na criação das listas de pacientes internados <text:span text:style-name="T29">e maior acurácia na tomada dos tempos de cadastro de AIH e liberação de vaga</text:span>.</text:p>
        </text:list-item>
      </text:list>
      <text:p text:style-name="P5"><text:span text:style-name="T51">3. </text:span>D<text:span text:style-name="T34">OCUMENTAÇÃO DA APLICAÇÃO</text:span>:</text:p>
      <text:p text:style-name="P8">Trata-se de uma aplicação Web, Single Page Application (SPA), escrita majoritariamente em JavaScript (React.JS), utilizando também alguns códigos ecmascript 2021, HTML5 e CSS3.</text:p>
      <text:p text:style-name="P10">Utilizo banco de dados PostgreSQL, com API construída em Node.J<text:span text:style-name="T53">S</text:span> (JavaScript).</text:p>
      <text:p text:style-name="P10">O front-end consiste em quatro telas:</text:p>
      <text:list xml:id="list2259162847" text:style-name="L5">
        <text:list-item>
          <text:p text:style-name="P29">Tela para uso <text:span text:style-name="T52">n</text:span>a UPA , <text:span text:style-name="T52">pelo </text:span><text:span text:style-name="T20">enfermeiro do NIR</text:span><text:span text:style-name="T52"> </text:span>(lista de pacientes com AIH).</text:p>
        </text:list-item>
        <text:list-item>
          <text:p text:style-name="P29">Tela para uso da <text:span text:style-name="T1">Central do Transporte Sanitário</text:span> (lista de transportes).</text:p>
        </text:list-item>
        <text:list-item>
          <text:p text:style-name="P29">Tela responsiva para celular, utilizada pelo <text:span text:style-name="T1">motorista</text:span> de ambulância do Transporte Sanitário.</text:p>
        </text:list-item>
        <text:list-item>
          <text:p text:style-name="P29">Tela com <text:span text:style-name="T1">painel de indicadores</text:span>, utilizada pelos gestores da UPA e pessoal da Gerência de Urgência da PBH.</text:p>
        </text:list-item>
      </text:list>
      <text:p text:style-name="P6"><text:span text:style-name="T58">T</text:span><text:span text:style-name="T59">ELA </text:span><text:span text:style-name="T60">DE TRABALHO DO</text:span><text:span text:style-name="T58"> </text:span><text:span text:style-name="T61">ENFERMEIRO DO NIR</text:span>:</text:p>
      <text:p text:style-name="P9"><text:span text:style-name="T30">A </text:span><text:span text:style-name="T7">tela </text:span><text:span text:style-name="T15">de trabalho do enfermeiro do NIR</text:span><text:span text:style-name="T30"> contém </text:span><text:span text:style-name="T35">quatro</text:span><text:span text:style-name="T30"> componentes principais: (1) </text:span><text:span text:style-name="T7">identificação do usuário</text:span><text:span text:style-name="T30"> logado com </text:span><text:span text:style-name="T7">botão </text:span><text:span text:style-name="T12">sair</text:span><text:span text:style-name="T38"> (</text:span><text:span text:style-name="T30">para saída da aplicação</text:span><text:span text:style-name="T38">)</text:span><text:span text:style-name="T30">, localizado</text:span><text:span text:style-name="T38">s</text:span><text:span text:style-name="T30"> no campo superior esquerdo da tela; (2) </text:span><text:span text:style-name="T12">filtro de pacientes</text:span><text:span text:style-name="T38"> (</text:span><text:span text:style-name="T30">input para filtrar a lista de pacientes, buscando-se pelo nome do paciente</text:span><text:span text:style-name="T38">),</text:span><text:span text:style-name="T30"> </text:span><text:span text:style-name="T38">situado no </text:span><text:span text:style-name="T31">campo superior direito da tela</text:span><text:span text:style-name="T30">; </text:span><text:span text:style-name="T34">(3) botão para </text:span><text:span text:style-name="T11">inserir </text:span><text:span text:style-name="T12">paciente</text:span><text:span text:style-name="T38"> </text:span><text:span text:style-name="T34">com cadastro de AIH, </text:span><text:span text:style-name="T36">localizado à direita do filtro de pacientes</text:span><text:span text:style-name="T34">; </text:span><text:span text:style-name="T30">(</text:span><text:span text:style-name="T34">4</text:span><text:span text:style-name="T30">) </text:span><text:span text:style-name="T7">lista de pacientes</text:span><text:span text:style-name="T30"> com cadastro de AIH </text:span><text:span text:style-name="T31">(centro da tela)</text:span><text:span text:style-name="T30">.</text:span></text:p>
      <text:p text:style-name="P11">A <text:span text:style-name="T1">lista de pacientes</text:span> com cadastro de AIH é constituída pelos seguintes campos:</text:p>
      <text:list xml:id="list3380136446" text:style-name="L6">
        <text:list-item>
          <text:p text:style-name="P30">Tipo de leito (CTI ou enfermaria);</text:p>
        </text:list-item>
        <text:list-item>
          <text:p text:style-name="P30">Número de cadastro da AIH;</text:p>
        </text:list-item>
        <text:list-item>
          <text:p text:style-name="P32">Data de cadastro da AIH;</text:p>
        </text:list-item>
        <text:list-item>
          <text:p text:style-name="P35">Nome do paciente;</text:p>
        </text:list-item>
        <text:list-item>
          <text:p text:style-name="P32">Status da internação (aguardando vaga, vaga liberada, transporte solicitado, transporte liberado, em transporte e transporte concluído);</text:p>
        </text:list-item>
        <text:list-item>
          <text:p text:style-name="P32">Destino (Hospital para o qual o paciente será transferido).</text:p>
        </text:list-item>
      </text:list>
      <text:p text:style-name="P31"><text:soft-page-break/>Ao clicarmos em um registro de paciente internado com AIH, um <text:span text:style-name="T1">componente </text:span><text:span text:style-name="T10">expansível</text:span><text:span text:style-name="T37"> </text:span>é exibido, contendo os seguintes elementos:</text:p>
      <text:list xml:id="list3012703944" text:style-name="L7">
        <text:list-item>
          <text:p text:style-name="P33"><text:span text:style-name="T1">Dados clínicos</text:span> do paciente (glasgow, pressão arterial, frequência cardíaca, frequência respiratória, saturação de oxigênio e suplementação de oxigênio).</text:p>
        </text:list-item>
        <text:list-item>
          <text:p text:style-name="P36">Campo contendo todas as <text:span text:style-name="T1">informações</text:span> pertinentes ao processo de internação e de transferência do paciente (setor de destino, leito, nome do profissional autorizador, contato telefônico do autorizador, observações sobre acesso e outras particularidades da transferência, informações sobre cancelamento de vagas ou de transportes).</text:p>
        </text:list-item>
        <text:list-item>
          <text:p text:style-name="P38">Componente <text:span text:style-name="T32">contendo botões com </text:span><text:span text:style-name="T8">opções</text:span><text:span text:style-name="T1"> </text:span><text:span text:style-name="T8">de </text:span><text:span text:style-name="T1">solicitação de transporte</text:span> (opções para solicitação imediata e agendamento do transporte).</text:p>
        </text:list-item>
        <text:list-item>
          <text:p text:style-name="P38">Componente <text:span text:style-name="T33">de </text:span><text:span text:style-name="T1">checklist</text:span> para conferência de <text:span text:style-name="T1">assinatura de AIH</text:span>, disponibilidade de <text:span text:style-name="T1">exames laboratoriais</text:span> e <text:span text:style-name="T1">relatório médico</text:span> (o pedido de transporte não poderá ser efetivado). </text:p>
        </text:list-item>
        <text:list-item>
          <text:p text:style-name="P39">Componente com botão para <text:span text:style-name="T1">cancelamento da AIH</text:span>. Ao clicarmos neste botão, são visualizados os botões <text:span text:style-name="T9">óbito</text:span>, <text:span text:style-name="T9">evasão</text:span> e <text:span text:style-name="T9">alta</text:span>, bem como um campo de texto para inserção de justificativa personalizada para o cancelamento da AIH.</text:p>
        </text:list-item>
      </text:list>
      <text:p text:style-name="P20">Registrando um paciente com cadastro de AIH no Nirvana:</text:p>
      <text:p text:style-name="P41">Para adicionarmos um paciente, clicamos no botão <text:span text:style-name="T1">inserir paciente</text:span>.</text:p>
      <text:p text:style-name="P42">Um <text:span text:style-name="T1">formulário de cadastro </text:span><text:span text:style-name="T12">de paciente</text:span> é exibido, contendo inputs para cadastro do tipo de leito, número da AIH, código de procedimento, nome do paciente, data de nascimento do paciente, nome da mãe do paciente, glasgow, dados vitais, suplementação de o2 e resumo do caso.</text:p>
      <text:p text:style-name="P40"><text:span text:style-name="T38">Uma vez concluído o cadastro do paciente, </text:span>observa<text:span text:style-name="T38">mos</text:span> que <text:span text:style-name="T38">o botão correspondente à</text:span> coluna DESTINO <text:span text:style-name="T38">do registro está em branco e </text:span>fica piscando. <text:span text:style-name="T38">O objetivo é manter este elemento em destaque, para que o enfermeiro do NIR permaneça atento e possa clicar no mesmo assim que houver a confirmação da saída de vaga pela central de leitos.</text:span></text:p>
      <text:p text:style-name="P23">Indicando a unidade de destino do paciente:</text:p>
      <text:p text:style-name="P43">Uma vez recebendo a informação de autorização de vaga pelo sistema SUSFÁCIL 2.0, o usuário deve clicar no botão que pisca, disparando assim o <text:span text:style-name="T1">formulário </text:span><text:span text:style-name="T13">de seleção da unidade de destino</text:span><text:span text:style-name="T39">. Este formulário é composto por uma </text:span><text:span text:style-name="T13">lista de unidades de destino</text:span><text:span text:style-name="T39"> da rede (</text:span><text:span text:style-name="T40">contendo </text:span><text:soft-page-break/><text:span text:style-name="T40">todas as opções disponíveis de </text:span><text:span text:style-name="T39">hospitais, CERSAM</text:span><text:span text:style-name="T41">s</text:span><text:span text:style-name="T39"> </text:span><text:span text:style-name="T40">e outras unidades de saúde</text:span><text:span text:style-name="T39">), </text:span><text:span text:style-name="T42">bem como inputs para registro do setor de destino, leito de destino, nome do contato autorizador da vaga, telefone de contato do mesmo e um campo de texto </text:span><text:span text:style-name="T43">para informações adicionais.</text:span></text:p>
      <text:p text:style-name="P44">Após a confirmação dos dados no formulário, será possível verificar na linha de registro do paciente internado correspondente o status VAGA LIBERADA (em destaque, piscando) e na coluna destino, o <text:span text:style-name="T44">hospital de destino do paciente.</text:span></text:p>
      <text:p text:style-name="P23">Solicitando o transporte do paciente.</text:p>
      <text:p text:style-name="P45">Quando liberada a vaga, o componente <text:span text:style-name="T1">checklist</text:span> estará ativo para as verificações de assinatura da AIH, exames laboratoriais e relatório médico. Uma vez marcadas as três condições, o componente <text:span text:style-name="T1">solicitação de transporte</text:span> estará disponível. O mesmo é composto pelos botões de solicitação de transporte e <text:span text:style-name="T1">agendamento de transporte</text:span>.</text:p>
      <text:p text:style-name="P46">Quando clicamos no botão de solicitação do transporte, surge <text:span text:style-name="T45">uma caixa para selecionarmos a </text:span><text:span text:style-name="T14">finalidade do transporte</text:span><text:span text:style-name="T45"> (transferência hospitalar, consulta w, transporte social, transporte para hemodiálise e outros). </text:span><text:span text:style-name="T46">Uma vez selecionada a finalidade, o registro do paciente tem seu status alterado para AGUARDANDO TRANSPORTE.</text:span></text:p>
      <text:p text:style-name="P21"><text:span text:style-name="T57">TELA </text:span><text:span text:style-name="T60">DE TRABALHO</text:span><text:span text:style-name="T57"> </text:span><text:span text:style-name="T60">DO </text:span><text:span text:style-name="T57">REGULADOR DO TRANSPORTE SANITÁRIO</text:span>:</text:p>
      <text:p text:style-name="P47"><text:span text:style-name="T30">A </text:span><text:span text:style-name="T7">tela </text:span><text:span text:style-name="T15">de trabalho do </text:span><text:span text:style-name="T16">regulador</text:span><text:span text:style-name="T15"> </text:span><text:span text:style-name="T16">do transporte sanitário</text:span><text:span text:style-name="T30"> contém </text:span><text:span text:style-name="T35">quatro</text:span><text:span text:style-name="T30"> componentes principais: (1) </text:span><text:span text:style-name="T7">identificação do usuário</text:span><text:span text:style-name="T30"> logado com </text:span><text:span text:style-name="T7">botão </text:span><text:span text:style-name="T12">sair</text:span><text:span text:style-name="T38"> (</text:span><text:span text:style-name="T30">para saída da aplicação</text:span><text:span text:style-name="T38">)</text:span><text:span text:style-name="T30">, localizado</text:span><text:span text:style-name="T38">s</text:span><text:span text:style-name="T30"> no campo superio</text:span><text:span text:style-name="T47">r esquerdo; (2) </text:span><text:span text:style-name="T16">lista de transportes</text:span><text:span text:style-name="T47"> (região central da tela).</text:span></text:p>
      <text:p text:style-name="P48">A lista de transportes contém todos os registros de transportes solicitados para os pacientes com cadastro de AIH e vaga liberada, internados nas diversas UPAs de belo Horizonte. As colunas desta lista são as seguintes:</text:p>
      <text:list xml:id="list1300533223" text:style-name="L8">
        <text:list-item>
          <text:p text:style-name="P49">Unidade de origem (UPA na qual o paciente cujo transporte foi solicitado está internado);</text:p>
        </text:list-item>
        <text:list-item>
          <text:p text:style-name="P49">Protocolo do atendimento (gerado automaticamente pela aplicação, no momento da solicitação do transporte);</text:p>
        </text:list-item>
        <text:list-item>
          <text:p text:style-name="P49">Data da solicitação do transporte;</text:p>
        </text:list-item>
        <text:list-item>
          <text:p text:style-name="P49">Finalidade do transporte;</text:p>
        </text:list-item>
        <text:list-item>
          <text:p text:style-name="P49">Nome do paciente;</text:p>
        </text:list-item>
        <text:list-item>
          <text:p text:style-name="P49">Unidade de destino do paciente;</text:p>
        </text:list-item>
        <text:list-item>
          <text:p text:style-name="P49"><text:soft-page-break/>Status do transporte (solicitado, liberado, cancelado, concluído).</text:p>
        </text:list-item>
      </text:list>
      <text:p text:style-name="P50">A exemplo do que ocorre na tela 1, aqui também há um <text:span text:style-name="T1">componente expansível</text:span> que mostra as seguintes informações referentes a cada registro de transporte:</text:p>
      <text:list xml:id="list1648799520" text:style-name="L9">
        <text:list-item>
          <text:p text:style-name="P34"><text:span text:style-name="T1">Dados clínicos</text:span> do paciente (glasgow, pressão arterial, frequência cardíaca, frequência respiratória, saturação de oxigênio e suplementação de oxigênio).</text:p>
        </text:list-item>
        <text:list-item>
          <text:p text:style-name="P37">Campo contendo todas as <text:span text:style-name="T1">informações</text:span> pertinentes ao processo de internação e de transferência do paciente (setor de destino, leito, nome do profissional autorizador, contato telefônico do autorizador, observações sobre acesso e outras particularidades da transferência, informações sobre cancelamento de vagas ou de transportes).</text:p>
        </text:list-item>
        <text:list-item>
          <text:p text:style-name="P51">Componente com as opções para <text:span text:style-name="T1">acionamento do transporte</text:span> ou <text:span text:style-name="T1">negar transporte</text:span>.</text:p>
        </text:list-item>
      </text:list>
      <text:p text:style-name="P52">Quando o botão negar transporte é clicado, devemos escolher uma das justificativas disponibilizadas: <text:span text:style-name="T1">condição clínica incompatível</text:span> ou <text:span text:style-name="T1">paciente recusou transporte</text:span>. <text:span text:style-name="T48">Do contrário, ao solicitarmos o acionamento do transporte sanitário, abre-se uma janela para </text:span><text:span text:style-name="T17">seleção da ambulância do transporte sanitário</text:span><text:span text:style-name="T48"> a ser empenhada para deslocamento.</text:span></text:p>
      <text:p text:style-name="P53">A tela para seleção da ambulância lista cada unidade de transporte representada graficamente por um veículo acompanhado do seu respectivo número de registro, exibindo ainda o status (ociosa, em transporte, indisponível, em intervalo) e o nome do motorista vinculado ao veículo naquele plantão.</text:p>
      <text:p text:style-name="P53">Uma vez clicando-se na ambulância, o transporte é devidamente vinculado ao veículo selecionado, e o status da solicitação de transporte é modificado para TRANSPORTE LIBERADO.</text:p>
      <text:p text:style-name="P22">TELA <text:span text:style-name="T49">RESPONSIVA (CELULARES) PARA OPERAÇÃO DO MOTORISTA DO TRANSPORTE SANITÁRIO</text:span>:</text:p>
      <text:p text:style-name="P54"><text:span text:style-name="T50">Após o login, o motorista deve informar o número da ambulância que está operando</text:span>. <text:span text:style-name="T50">Feito isso, terá acesso a uma </text:span><text:span text:style-name="T18">lista de transportes</text:span><text:span text:style-name="T50"> que foram escalados para a ambulância em questão.</text:span></text:p>
      <text:p text:style-name="P55">Cada registro de transporte é representado por um card que mostra os dados referentes ao destino, dados vitais do paciente e todas as demais informações necessárias para o transporte. <text:span text:style-name="T51">Em cada card, são dispostos os botões </text:span><text:span text:style-name="T19">iniciar transporte</text:span><text:span text:style-name="T51"> (a ser clicado quando o transporte com o paciente é iniciado), </text:span><text:span text:style-name="T19">cancelar transporte</text:span><text:span text:style-name="T51"> (clicado na situação em que não é possível iniciar o transporte, justificando o motivo clicando-se em uma das opções mostradas em popup específico) e </text:span><text:span text:style-name="T19">finalizar transporte</text:span><text:span text:style-name="T51"> (pressionado quando o transporte é finalizado).</text:span></text:p>
      <text:p text:style-name="P26"/>
      <text:p text:style-name="P26"><text:soft-page-break/><text:span text:style-name="T57">TELA DE INDICADORES </text:span><text:span text:style-name="T62">(PAINEL DO GESTOR)</text:span><text:span text:style-name="T63">:</text:span></text:p>
      <text:p text:style-name="P56">Trata-se de um painel que reúne diversas métricas para a construção de indicadores, expressos em cards e gráficos cuidadosamente desenhados para uma rápida assimilação da situação por parte do gestor. </text:p>
      <text:p text:style-name="P56">O maior destaque é para as contagens de tempo médio consumido na execução de cada etapa do processo de cadastro das AIHs até a chegada dos pacientes na unidade de destino:</text:p>
      <text:list xml:id="list4266063741" text:style-name="L10">
        <text:list-item>
          <text:p text:style-name="P57">Tempo de cadastro da AIH até a confirmação de vaga;</text:p>
        </text:list-item>
        <text:list-item>
          <text:p text:style-name="P57">Tempo da confirmação da vaga até a emissão do relatório médico;</text:p>
        </text:list-item>
        <text:list-item>
          <text:p text:style-name="P57">Tempo de disponibilização do relatório médico até a solicitação do transporte;</text:p>
        </text:list-item>
        <text:list-item>
          <text:p text:style-name="P58">Tempo de acionamento do transporte até a saída do paciente da unidade de origem;</text:p>
        </text:list-item>
        <text:list-item>
          <text:p text:style-name="P58">Tempo médio de deslocamento da unidade de origem até a unidade de destino;</text:p>
        </text:list-item>
        <text:list-item>
          <text:p text:style-name="P58">Tempo de permanência geral.</text:p>
        </text:list-item>
      </text:list>
      <text:p text:style-name="P25"><text:span text:style-name="T63">4</text:span>. PRAZOS E CUSTOS PARA DESENVOLVIMENTO:</text:p>
      <table:table table:name="EtapasDesenvolvimentoCustos" table:style-name="EtapasDesenvolvimentoCustos">
        <table:table-column table:style-name="EtapasDesenvolvimentoCustos.A"/>
        <table:table-column table:style-name="EtapasDesenvolvimentoCustos.B"/>
        <table:table-column table:style-name="EtapasDesenvolvimentoCustos.C"/>
        <table:table-row table:style-name="TableLine2008124771376">
          <table:table-cell table:style-name="EtapasDesenvolvimentoCustos.A1" office:value-type="string">
            <text:p text:style-name="P62">ETAPAS</text:p>
          </table:table-cell>
          <table:table-cell table:style-name="EtapasDesenvolvimentoCustos.A1" office:value-type="string">
            <text:p text:style-name="P62">TEMPO</text:p>
          </table:table-cell>
          <table:table-cell table:style-name="EtapasDesenvolvimentoCustos.C1" office:value-type="string">
            <text:p text:style-name="P62">CUSTO</text:p>
          </table:table-cell>
        </table:table-row>
        <table:table-row table:style-name="TableLine2008124771376">
          <table:table-cell table:style-name="EtapasDesenvolvimentoCustos.A2" office:value-type="string">
            <text:p text:style-name="P60">FASE DE DIAGNÓSTICO</text:p>
          </table:table-cell>
          <table:table-cell table:style-name="EtapasDesenvolvimentoCustos.A2" office:value-type="string">
            <text:p text:style-name="P61">PRONTA</text:p>
          </table:table-cell>
          <table:table-cell table:style-name="EtapasDesenvolvimentoCustos.C2" office:value-type="string">
            <text:p text:style-name="P61">R$ 0,00</text:p>
          </table:table-cell>
        </table:table-row>
        <table:table-row table:style-name="TableLine2008124771376">
          <table:table-cell table:style-name="EtapasDesenvolvimentoCustos.A2" office:value-type="string">
            <text:p text:style-name="P60">CONCEPÇÃO (IMERSÃO, DEFINIÇÃO DOS PROBLEMAS, IDEAÇÃO DAS SOLUÇÕES E PROTOTIPAÇÃO)</text:p>
          </table:table-cell>
          <table:table-cell table:style-name="EtapasDesenvolvimentoCustos.A2" office:value-type="string">
            <text:p text:style-name="P61">14 DIAS X 5H = 70H</text:p>
          </table:table-cell>
          <table:table-cell table:style-name="EtapasDesenvolvimentoCustos.C2" office:value-type="string">
            <text:p text:style-name="P61">R$ 3.500,<text:span text:style-name="T54">00</text:span></text:p>
          </table:table-cell>
        </table:table-row>
        <table:table-row table:style-name="TableLine2008124771376">
          <table:table-cell table:style-name="EtapasDesenvolvimentoCustos.A2" office:value-type="string">
            <text:p text:style-name="P60">LEVANTAMENTO E ANÁLISE DE REQUISITOS</text:p>
          </table:table-cell>
          <table:table-cell table:style-name="EtapasDesenvolvimentoCustos.A2" office:value-type="string">
            <text:p text:style-name="P65">7 DIAS X 5H = 35H</text:p>
          </table:table-cell>
          <table:table-cell table:style-name="EtapasDesenvolvimentoCustos.C2" office:value-type="string">
            <text:p text:style-name="P65">R$ 1.750,00</text:p>
          </table:table-cell>
        </table:table-row>
        <table:table-row table:style-name="TableLine2008124771376">
          <table:table-cell table:style-name="EtapasDesenvolvimentoCustos.A2" office:value-type="string">
            <text:p text:style-name="P60">FASE DE DESENVOLVIMENTO <text:span text:style-name="T54">(METODOLOGIA SCRUM)</text:span></text:p>
          </table:table-cell>
          <table:table-cell table:style-name="EtapasDesenvolvimentoCustos.A2" office:value-type="string">
            <text:p text:style-name="P65"><text:span text:style-name="T55">120</text:span> DIAS X 5H = <text:span text:style-name="T55">60</text:span>0H</text:p>
          </table:table-cell>
          <table:table-cell table:style-name="EtapasDesenvolvimentoCustos.C2" office:value-type="string">
            <text:p text:style-name="P65">R$ <text:span text:style-name="T55">30.0</text:span>00,00</text:p>
          </table:table-cell>
        </table:table-row>
        <table:table-row table:style-name="TableLine2008124771376">
          <table:table-cell table:style-name="EtapasDesenvolvimentoCustos.A2" office:value-type="string">
            <text:p text:style-name="P60">ETAPA DE MANUTENÇÃO <text:span text:style-name="T54">(AJUSTES E CORREÇÃO DE BUGS)</text:span></text:p>
          </table:table-cell>
          <table:table-cell table:style-name="EtapasDesenvolvimentoCustos.A2" office:value-type="string">
            <text:p text:style-name="P65">30 DIAS X 5H = <text:s/>150H</text:p>
          </table:table-cell>
          <table:table-cell table:style-name="EtapasDesenvolvimentoCustos.C2" office:value-type="string">
            <text:p text:style-name="P65">R$ 7.500,00</text:p>
          </table:table-cell>
        </table:table-row>
        <table:table-row table:style-name="TableLine2008124771376">
          <table:table-cell table:style-name="EtapasDesenvolvimentoCustos.A2" office:value-type="string">
            <text:p text:style-name="P63"><text:span text:style-name="T56">CUSTO </text:span>TOTAL</text:p>
          </table:table-cell>
          <table:table-cell table:style-name="EtapasDesenvolvimentoCustos.A2" office:value-type="string">
            <text:p text:style-name="P64">171 DIAS X 5H = 855H</text:p>
          </table:table-cell>
          <table:table-cell table:style-name="EtapasDesenvolvimentoCustos.C2" office:value-type="string">
            <text:p text:style-name="P64">R$ 42.<text:span text:style-name="T56">750</text:span>,00 </text:p>
          </table:table-cell>
        </table:table-row>
      </table:table>
      <text:p text:style-name="P27">Atenção: custos com suporte deverão ser avaliados conforme a disponibilidade de pessoal da prefeitura. O custo para suporte mensal não deve exceder R$ 7.500 mensa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9T23:45:16.209000000</dc:date>
    <meta:editing-duration>PT8H5M57S</meta:editing-duration>
    <meta:editing-cycles>55</meta:editing-cycles>
    <meta:generator>LibreOffice/7.2.2.2$Windows_X86_64 LibreOffice_project/02b2acce88a210515b4a5bb2e46cbfb63fe97d56</meta:generator>
    <meta:document-statistic meta:table-count="1" meta:image-count="0" meta:object-count="0" meta:page-count="7" meta:paragraph-count="110" meta:word-count="2185" meta:character-count="14211" meta:non-whitespace-character-count="12178"/>
  </office:meta>
</office:document-meta>
</file>